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3.425cm"/>
    </style:style>
    <style:style style:name="co5" style:family="table-column">
      <style:table-column-properties fo:break-before="auto" style:column-width="3.57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36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36"/>
    <style:style style:name="ce14" style:family="table-cell" style:parent-style-name="Default" style:data-style-name="N136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36">
      <style:table-cell-properties fo:border-bottom="none" fo:border-left="none" fo:border-right="0.74pt solid #000000" fo:border-top="0.74pt solid #000000"/>
    </style:style>
    <style:style style:name="ce16" style:family="table-cell" style:parent-style-name="Default" style:data-style-name="N136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136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2" table:number-columns-repeated="16376"/>
        <table:table-row table:style-name="ro1"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K</text:p>
          </table:table-cell>
          <table:table-cell table:style-name="ce6" office:value-type="string" calcext:value-type="string">
            <text:p>TE_annual</text:p>
          </table:table-cell>
          <table:table-cell table:style-name="ce9" office:value-type="string" calcext:value-type="string">
            <text:p>asset_active_share</text:p>
          </table:table-cell>
          <table:table-cell table:style-name="ce9" office:value-type="string" calcext:value-type="string">
            <text:p>sector_active_share</text:p>
          </table:table-cell>
          <table:table-cell table:style-name="ce12" office:value-type="string" calcext:value-type="string">
            <text:p>diversification</text:p>
          </table:table-cell>
          <table:table-cell table:style-name="ce12" office:value-type="string" calcext:value-type="string">
            <text:p>bench_diversification</text:p>
          </table:table-cell>
          <table:table-cell table:style-name="ce15" office:value-type="string" calcext:value-type="string">
            <text:p>execution_time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</text:p>
          </table:table-cell>
          <table:table-cell office:value-type="float" office:value="50" calcext:value-type="float">
            <text:p>50</text:p>
          </table:table-cell>
          <table:table-cell office:value-type="percentage" office:value="0.0213273921138351" calcext:value-type="percentage">
            <text:p>2,13 %</text:p>
          </table:table-cell>
          <table:table-cell office:value-type="percentage" office:value="0.691315382844955" calcext:value-type="percentage">
            <text:p>69,13 %</text:p>
          </table:table-cell>
          <table:table-cell office:value-type="percentage" office:value="0.50601210477286" calcext:value-type="percentage">
            <text:p>50,60 %</text:p>
          </table:table-cell>
          <table:table-cell office:value-type="float" office:value="0.609063209938075" calcext:value-type="float">
            <text:p>0,6</text:p>
          </table:table-cell>
          <table:table-cell office:value-type="float" office:value="0.350870841837506" calcext:value-type="float">
            <text:p>0,4</text:p>
          </table:table-cell>
          <table:table-cell table:style-name="ce16" office:value-type="float" office:value="0.0616891384124756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50" calcext:value-type="float">
            <text:p>50</text:p>
          </table:table-cell>
          <table:table-cell office:value-type="percentage" office:value="0.0271365237564941" calcext:value-type="percentage">
            <text:p>2,71 %</text:p>
          </table:table-cell>
          <table:table-cell office:value-type="percentage" office:value="0.701244583109033" calcext:value-type="percentage">
            <text:p>70,12 %</text:p>
          </table:table-cell>
          <table:table-cell office:value-type="percentage" office:value="0.296496566097729" calcext:value-type="percentage">
            <text:p>29,65 %</text:p>
          </table:table-cell>
          <table:table-cell office:value-type="float" office:value="0.504144582816351" calcext:value-type="float">
            <text:p>0,5</text:p>
          </table:table-cell>
          <table:table-cell office:value-type="float" office:value="0.350870841837506" calcext:value-type="float">
            <text:p>0,4</text:p>
          </table:table-cell>
          <table:table-cell table:style-name="ce16" office:value-type="float" office:value="0.123813152313232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50" calcext:value-type="float">
            <text:p>50</text:p>
          </table:table-cell>
          <table:table-cell office:value-type="percentage" office:value="0.0210448825654492" calcext:value-type="percentage">
            <text:p>2,10 %</text:p>
          </table:table-cell>
          <table:table-cell office:value-type="percentage" office:value="0.703612337222694" calcext:value-type="percentage">
            <text:p>70,36 %</text:p>
          </table:table-cell>
          <table:table-cell office:value-type="percentage" office:value="0.428422033250335" calcext:value-type="percentage">
            <text:p>42,84 %</text:p>
          </table:table-cell>
          <table:table-cell office:value-type="float" office:value="0.59765676170319" calcext:value-type="float">
            <text:p>0,6</text:p>
          </table:table-cell>
          <table:table-cell office:value-type="float" office:value="0.369191655658143" calcext:value-type="float">
            <text:p>0,4</text:p>
          </table:table-cell>
          <table:table-cell table:style-name="ce16" office:value-type="float" office:value="0.048485279083252" calcext:value-type="float">
            <text:p>0,0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50" calcext:value-type="float">
            <text:p>50</text:p>
          </table:table-cell>
          <table:table-cell office:value-type="percentage" office:value="0.0229576887713079" calcext:value-type="percentage">
            <text:p>2,30 %</text:p>
          </table:table-cell>
          <table:table-cell office:value-type="percentage" office:value="0.705752720160354" calcext:value-type="percentage">
            <text:p>70,58 %</text:p>
          </table:table-cell>
          <table:table-cell office:value-type="percentage" office:value="0.297423365146391" calcext:value-type="percentage">
            <text:p>29,74 %</text:p>
          </table:table-cell>
          <table:table-cell office:value-type="float" office:value="0.602372324450926" calcext:value-type="float">
            <text:p>0,6</text:p>
          </table:table-cell>
          <table:table-cell office:value-type="float" office:value="0.369191655658143" calcext:value-type="float">
            <text:p>0,4</text:p>
          </table:table-cell>
          <table:table-cell table:style-name="ce16" office:value-type="float" office:value="0.141865253448486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50" calcext:value-type="float">
            <text:p>50</text:p>
          </table:table-cell>
          <table:table-cell office:value-type="percentage" office:value="0.0161089361955871" calcext:value-type="percentage">
            <text:p>1,61 %</text:p>
          </table:table-cell>
          <table:table-cell office:value-type="percentage" office:value="0.736812292963307" calcext:value-type="percentage">
            <text:p>73,68 %</text:p>
          </table:table-cell>
          <table:table-cell office:value-type="percentage" office:value="0.468982565259631" calcext:value-type="percentage">
            <text:p>46,90 %</text:p>
          </table:table-cell>
          <table:table-cell office:value-type="float" office:value="0.692785743009715" calcext:value-type="float">
            <text:p>0,7</text:p>
          </table:table-cell>
          <table:table-cell office:value-type="float" office:value="0.295587275092463" calcext:value-type="float">
            <text:p>0,3</text:p>
          </table:table-cell>
          <table:table-cell table:style-name="ce16" office:value-type="float" office:value="17.0863704681397" calcext:value-type="float">
            <text:p>17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50" calcext:value-type="float">
            <text:p>50</text:p>
          </table:table-cell>
          <table:table-cell office:value-type="percentage" office:value="0.0208315975709712" calcext:value-type="percentage">
            <text:p>2,08 %</text:p>
          </table:table-cell>
          <table:table-cell office:value-type="percentage" office:value="0.738658032401733" calcext:value-type="percentage">
            <text:p>73,87 %</text:p>
          </table:table-cell>
          <table:table-cell office:value-type="percentage" office:value="0.337176271025091" calcext:value-type="percentage">
            <text:p>33,72 %</text:p>
          </table:table-cell>
          <table:table-cell office:value-type="float" office:value="0.631455242612294" calcext:value-type="float">
            <text:p>0,6</text:p>
          </table:table-cell>
          <table:table-cell office:value-type="float" office:value="0.295587275092463" calcext:value-type="float">
            <text:p>0,3</text:p>
          </table:table-cell>
          <table:table-cell table:style-name="ce16" office:value-type="float" office:value="15.7889673709869" calcext:value-type="float">
            <text:p>15,8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50" calcext:value-type="float">
            <text:p>50</text:p>
          </table:table-cell>
          <table:table-cell office:value-type="percentage" office:value="0.0141152549796093" calcext:value-type="percentage">
            <text:p>1,41 %</text:p>
          </table:table-cell>
          <table:table-cell office:value-type="percentage" office:value="0.772621190551411" calcext:value-type="percentage">
            <text:p>77,26 %</text:p>
          </table:table-cell>
          <table:table-cell office:value-type="percentage" office:value="0.52021075186649" calcext:value-type="percentage">
            <text:p>52,02 %</text:p>
          </table:table-cell>
          <table:table-cell office:value-type="float" office:value="0.688374220661026" calcext:value-type="float">
            <text:p>0,7</text:p>
          </table:table-cell>
          <table:table-cell office:value-type="float" office:value="0.2771978865151" calcext:value-type="float">
            <text:p>0,3</text:p>
          </table:table-cell>
          <table:table-cell table:style-name="ce16" office:value-type="float" office:value="120.15953540802" calcext:value-type="float">
            <text:p>120,2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percentage" office:value="0.0180392407748198" calcext:value-type="percentage">
            <text:p>1,80 %</text:p>
          </table:table-cell>
          <table:table-cell table:style-name="ce11" office:value-type="percentage" office:value="0.854663570117586" calcext:value-type="percentage">
            <text:p>85,47 %</text:p>
          </table:table-cell>
          <table:table-cell table:style-name="ce11" office:value-type="percentage" office:value="0.573905774821374" calcext:value-type="percentage">
            <text:p>57,39 %</text:p>
          </table:table-cell>
          <table:table-cell table:style-name="ce14" office:value-type="float" office:value="0.664552933019502" calcext:value-type="float">
            <text:p>0,7</text:p>
          </table:table-cell>
          <table:table-cell table:style-name="ce14" office:value-type="float" office:value="0.250586259243123" calcext:value-type="float">
            <text:p>0,3</text:p>
          </table:table-cell>
          <table:table-cell table:style-name="ce17" office:value-type="float" office:value="180.52082490921" calcext:value-type="float">
            <text:p>180,5</text:p>
          </table:table-cell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Stratified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percentage" office:value="0.0172554457417646" calcext:value-type="percentage">
            <text:p>1,73 %</text:p>
          </table:table-cell>
          <table:table-cell table:style-name="ce9" office:value-type="percentage" office:value="0.669239442147336" calcext:value-type="percentage">
            <text:p>66,92 %</text:p>
          </table:table-cell>
          <table:table-cell table:style-name="ce9" office:value-type="percentage" office:value="0.411717713598743" calcext:value-type="percentage">
            <text:p>41,17 %</text:p>
          </table:table-cell>
          <table:table-cell table:style-name="ce12" office:value-type="float" office:value="0.489366758614535" calcext:value-type="float">
            <text:p>0,5</text:p>
          </table:table-cell>
          <table:table-cell table:style-name="ce12" office:value-type="float" office:value="0.287388190347469" calcext:value-type="float">
            <text:p>0,3</text:p>
          </table:table-cell>
          <table:table-cell table:style-name="ce15" office:value-type="float" office:value="0.104091882705689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75" calcext:value-type="float">
            <text:p>75</text:p>
          </table:table-cell>
          <table:table-cell office:value-type="percentage" office:value="0.0201244852571603" calcext:value-type="percentage">
            <text:p>2,01 %</text:p>
          </table:table-cell>
          <table:table-cell office:value-type="percentage" office:value="0.682714295938695" calcext:value-type="percentage">
            <text:p>68,27 %</text:p>
          </table:table-cell>
          <table:table-cell office:value-type="percentage" office:value="0.236874444524255" calcext:value-type="percentage">
            <text:p>23,69 %</text:p>
          </table:table-cell>
          <table:table-cell office:value-type="float" office:value="0.469366556026094" calcext:value-type="float">
            <text:p>0,5</text:p>
          </table:table-cell>
          <table:table-cell office:value-type="float" office:value="0.287388190347469" calcext:value-type="float">
            <text:p>0,3</text:p>
          </table:table-cell>
          <table:table-cell table:style-name="ce16" office:value-type="float" office:value="0.159117221832275" calcext:value-type="float">
            <text:p>0,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75" calcext:value-type="float">
            <text:p>75</text:p>
          </table:table-cell>
          <table:table-cell office:value-type="percentage" office:value="0.0163687843712433" calcext:value-type="percentage">
            <text:p>1,64 %</text:p>
          </table:table-cell>
          <table:table-cell office:value-type="percentage" office:value="0.681204798324854" calcext:value-type="percentage">
            <text:p>68,12 %</text:p>
          </table:table-cell>
          <table:table-cell office:value-type="percentage" office:value="0.36167646674047" calcext:value-type="percentage">
            <text:p>36,17 %</text:p>
          </table:table-cell>
          <table:table-cell office:value-type="float" office:value="0.506910852724493" calcext:value-type="float">
            <text:p>0,5</text:p>
          </table:table-cell>
          <table:table-cell office:value-type="float" office:value="0.297202133594213" calcext:value-type="float">
            <text:p>0,3</text:p>
          </table:table-cell>
          <table:table-cell table:style-name="ce16" office:value-type="float" office:value="0.117996215820313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75" calcext:value-type="float">
            <text:p>75</text:p>
          </table:table-cell>
          <table:table-cell office:value-type="percentage" office:value="0.01804072566684" calcext:value-type="percentage">
            <text:p>1,80 %</text:p>
          </table:table-cell>
          <table:table-cell office:value-type="percentage" office:value="0.668122627692754" calcext:value-type="percentage">
            <text:p>66,81 %</text:p>
          </table:table-cell>
          <table:table-cell office:value-type="percentage" office:value="0.257630428849408" calcext:value-type="percentage">
            <text:p>25,76 %</text:p>
          </table:table-cell>
          <table:table-cell office:value-type="float" office:value="0.521747115443938" calcext:value-type="float">
            <text:p>0,5</text:p>
          </table:table-cell>
          <table:table-cell office:value-type="float" office:value="0.297202133594213" calcext:value-type="float">
            <text:p>0,3</text:p>
          </table:table-cell>
          <table:table-cell table:style-name="ce16" office:value-type="float" office:value="0.138294219970703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75" calcext:value-type="float">
            <text:p>75</text:p>
          </table:table-cell>
          <table:table-cell office:value-type="percentage" office:value="0.0131471909736072" calcext:value-type="percentage">
            <text:p>1,31 %</text:p>
          </table:table-cell>
          <table:table-cell office:value-type="percentage" office:value="0.678655001008729" calcext:value-type="percentage">
            <text:p>67,87 %</text:p>
          </table:table-cell>
          <table:table-cell office:value-type="percentage" office:value="0.390630638183167" calcext:value-type="percentage">
            <text:p>39,06 %</text:p>
          </table:table-cell>
          <table:table-cell office:value-type="float" office:value="0.551874677235729" calcext:value-type="float">
            <text:p>0,6</text:p>
          </table:table-cell>
          <table:table-cell office:value-type="float" office:value="0.240413401114328" calcext:value-type="float">
            <text:p>0,2</text:p>
          </table:table-cell>
          <table:table-cell table:style-name="ce16" office:value-type="float" office:value="14.9164373874664" calcext:value-type="float">
            <text:p>14,9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75" calcext:value-type="float">
            <text:p>75</text:p>
          </table:table-cell>
          <table:table-cell office:value-type="percentage" office:value="0.0148273281803836" calcext:value-type="percentage">
            <text:p>1,48 %</text:p>
          </table:table-cell>
          <table:table-cell office:value-type="percentage" office:value="0.698948176809023" calcext:value-type="percentage">
            <text:p>69,89 %</text:p>
          </table:table-cell>
          <table:table-cell office:value-type="percentage" office:value="0.290781167328477" calcext:value-type="percentage">
            <text:p>29,08 %</text:p>
          </table:table-cell>
          <table:table-cell office:value-type="float" office:value="0.548140264385553" calcext:value-type="float">
            <text:p>0,5</text:p>
          </table:table-cell>
          <table:table-cell office:value-type="float" office:value="0.240413401114328" calcext:value-type="float">
            <text:p>0,2</text:p>
          </table:table-cell>
          <table:table-cell table:style-name="ce16" office:value-type="float" office:value="14.7569620609283" calcext:value-type="float">
            <text:p>14,8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75" calcext:value-type="float">
            <text:p>75</text:p>
          </table:table-cell>
          <table:table-cell office:value-type="percentage" office:value="0.0119700906345396" calcext:value-type="percentage">
            <text:p>1,20 %</text:p>
          </table:table-cell>
          <table:table-cell office:value-type="percentage" office:value="0.696016519853357" calcext:value-type="percentage">
            <text:p>69,60 %</text:p>
          </table:table-cell>
          <table:table-cell office:value-type="percentage" office:value="0.478667664572526" calcext:value-type="percentage">
            <text:p>47,87 %</text:p>
          </table:table-cell>
          <table:table-cell office:value-type="float" office:value="0.542021487255299" calcext:value-type="float">
            <text:p>0,5</text:p>
          </table:table-cell>
          <table:table-cell office:value-type="float" office:value="0.223320463349957" calcext:value-type="float">
            <text:p>0,2</text:p>
          </table:table-cell>
          <table:table-cell table:style-name="ce16" office:value-type="float" office:value="120.182395458221" calcext:value-type="float">
            <text:p>120,2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75" calcext:value-type="float">
            <text:p>75</text:p>
          </table:table-cell>
          <table:table-cell table:style-name="ce8" office:value-type="percentage" office:value="0.0194721101604049" calcext:value-type="percentage">
            <text:p>1,95 %</text:p>
          </table:table-cell>
          <table:table-cell table:style-name="ce11" office:value-type="percentage" office:value="0.912658785220067" calcext:value-type="percentage">
            <text:p>91,27 %</text:p>
          </table:table-cell>
          <table:table-cell table:style-name="ce11" office:value-type="percentage" office:value="0.663895866540789" calcext:value-type="percentage">
            <text:p>66,39 %</text:p>
          </table:table-cell>
          <table:table-cell table:style-name="ce14" office:value-type="float" office:value="0.446350466645802" calcext:value-type="float">
            <text:p>0,4</text:p>
          </table:table-cell>
          <table:table-cell table:style-name="ce14" office:value-type="float" office:value="0.172579575612358" calcext:value-type="float">
            <text:p>0,2</text:p>
          </table:table-cell>
          <table:table-cell table:style-name="ce17" office:value-type="float" office:value="180.933374643326" calcext:value-type="float">
            <text:p>180,9</text:p>
          </table:table-cell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Stratified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percentage" office:value="0.0150617604662574" calcext:value-type="percentage">
            <text:p>1,51 %</text:p>
          </table:table-cell>
          <table:table-cell table:style-name="ce9" office:value-type="percentage" office:value="0.668642839896257" calcext:value-type="percentage">
            <text:p>66,86 %</text:p>
          </table:table-cell>
          <table:table-cell table:style-name="ce9" office:value-type="percentage" office:value="0.354193114945281" calcext:value-type="percentage">
            <text:p>35,42 %</text:p>
          </table:table-cell>
          <table:table-cell table:style-name="ce12" office:value-type="float" office:value="0.416338638694046" calcext:value-type="float">
            <text:p>0,4</text:p>
          </table:table-cell>
          <table:table-cell table:style-name="ce12" office:value-type="float" office:value="0.244695700600745" calcext:value-type="float">
            <text:p>0,2</text:p>
          </table:table-cell>
          <table:table-cell table:style-name="ce15" office:value-type="float" office:value="0.333491086959839" calcext:value-type="float">
            <text:p>0,3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69879370391753" calcext:value-type="percentage">
            <text:p>1,70 %</text:p>
          </table:table-cell>
          <table:table-cell office:value-type="percentage" office:value="0.655720276949782" calcext:value-type="percentage">
            <text:p>65,57 %</text:p>
          </table:table-cell>
          <table:table-cell office:value-type="percentage" office:value="0.202911851211968" calcext:value-type="percentage">
            <text:p>20,29 %</text:p>
          </table:table-cell>
          <table:table-cell office:value-type="float" office:value="0.408079530322479" calcext:value-type="float">
            <text:p>0,4</text:p>
          </table:table-cell>
          <table:table-cell office:value-type="float" office:value="0.244695700600745" calcext:value-type="float">
            <text:p>0,2</text:p>
          </table:table-cell>
          <table:table-cell table:style-name="ce16" office:value-type="float" office:value="0.553318500518799" calcext:value-type="float">
            <text:p>0,6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49729732145787" calcext:value-type="percentage">
            <text:p>1,50 %</text:p>
          </table:table-cell>
          <table:table-cell office:value-type="percentage" office:value="0.670218528340616" calcext:value-type="percentage">
            <text:p>67,02 %</text:p>
          </table:table-cell>
          <table:table-cell office:value-type="percentage" office:value="0.339516479518433" calcext:value-type="percentage">
            <text:p>33,95 %</text:p>
          </table:table-cell>
          <table:table-cell office:value-type="float" office:value="0.422691993693481" calcext:value-type="float">
            <text:p>0,4</text:p>
          </table:table-cell>
          <table:table-cell office:value-type="float" office:value="0.254496276816876" calcext:value-type="float">
            <text:p>0,3</text:p>
          </table:table-cell>
          <table:table-cell table:style-name="ce16" office:value-type="float" office:value="0.30916690826416" calcext:value-type="float">
            <text:p>0,3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66566866575079" calcext:value-type="percentage">
            <text:p>1,67 %</text:p>
          </table:table-cell>
          <table:table-cell office:value-type="percentage" office:value="0.668182292475685" calcext:value-type="percentage">
            <text:p>66,82 %</text:p>
          </table:table-cell>
          <table:table-cell office:value-type="percentage" office:value="0.214493563438479" calcext:value-type="percentage">
            <text:p>21,45 %</text:p>
          </table:table-cell>
          <table:table-cell office:value-type="float" office:value="0.42879268853886" calcext:value-type="float">
            <text:p>0,4</text:p>
          </table:table-cell>
          <table:table-cell office:value-type="float" office:value="0.254496276816876" calcext:value-type="float">
            <text:p>0,3</text:p>
          </table:table-cell>
          <table:table-cell table:style-name="ce16" office:value-type="float" office:value="0.500130891799927" calcext:value-type="float">
            <text:p>0,5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15866541841042" calcext:value-type="percentage">
            <text:p>1,16 %</text:p>
          </table:table-cell>
          <table:table-cell office:value-type="percentage" office:value="0.613586844467299" calcext:value-type="percentage">
            <text:p>61,36 %</text:p>
          </table:table-cell>
          <table:table-cell office:value-type="percentage" office:value="0.381894654166856" calcext:value-type="percentage">
            <text:p>38,19 %</text:p>
          </table:table-cell>
          <table:table-cell office:value-type="float" office:value="0.459263709883041" calcext:value-type="float">
            <text:p>0,5</text:p>
          </table:table-cell>
          <table:table-cell office:value-type="float" office:value="0.203608906079763" calcext:value-type="float">
            <text:p>0,2</text:p>
          </table:table-cell>
          <table:table-cell table:style-name="ce16" office:value-type="float" office:value="51.2914621829987" calcext:value-type="float">
            <text:p>51,3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36250810894215" calcext:value-type="percentage">
            <text:p>1,36 %</text:p>
          </table:table-cell>
          <table:table-cell office:value-type="percentage" office:value="0.661383852293427" calcext:value-type="percentage">
            <text:p>66,14 %</text:p>
          </table:table-cell>
          <table:table-cell office:value-type="percentage" office:value="0.264453539362387" calcext:value-type="percentage">
            <text:p>26,45 %</text:p>
          </table:table-cell>
          <table:table-cell office:value-type="float" office:value="0.455252168953568" calcext:value-type="float">
            <text:p>0,5</text:p>
          </table:table-cell>
          <table:table-cell office:value-type="float" office:value="0.203608906079763" calcext:value-type="float">
            <text:p>0,2</text:p>
          </table:table-cell>
          <table:table-cell table:style-name="ce16" office:value-type="float" office:value="51.7688014507294" calcext:value-type="float">
            <text:p>51,8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112903513592635" calcext:value-type="percentage">
            <text:p>1,13 %</text:p>
          </table:table-cell>
          <table:table-cell office:value-type="percentage" office:value="0.622713848962163" calcext:value-type="percentage">
            <text:p>62,27 %</text:p>
          </table:table-cell>
          <table:table-cell office:value-type="percentage" office:value="0.38985456594655" calcext:value-type="percentage">
            <text:p>38,99 %</text:p>
          </table:table-cell>
          <table:table-cell office:value-type="float" office:value="0.446502280346815" calcext:value-type="float">
            <text:p>0,4</text:p>
          </table:table-cell>
          <table:table-cell office:value-type="float" office:value="0.192719590311188" calcext:value-type="float">
            <text:p>0,2</text:p>
          </table:table-cell>
          <table:table-cell table:style-name="ce16" office:value-type="float" office:value="120.607630252838" calcext:value-type="float">
            <text:p>120,6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percentage" office:value="0.0171200010687368" calcext:value-type="percentage">
            <text:p>1,71 %</text:p>
          </table:table-cell>
          <table:table-cell table:style-name="ce11" office:value-type="percentage" office:value="0.827210671061219" calcext:value-type="percentage">
            <text:p>82,72 %</text:p>
          </table:table-cell>
          <table:table-cell table:style-name="ce11" office:value-type="percentage" office:value="0.601957511556185" calcext:value-type="percentage">
            <text:p>60,20 %</text:p>
          </table:table-cell>
          <table:table-cell table:style-name="ce14" office:value-type="float" office:value="0.39576449632655" calcext:value-type="float">
            <text:p>0,4</text:p>
          </table:table-cell>
          <table:table-cell table:style-name="ce14" office:value-type="float" office:value="0.139135968572634" calcext:value-type="float">
            <text:p>0,1</text:p>
          </table:table-cell>
          <table:table-cell table:style-name="ce17" office:value-type="float" office:value="181.407759666443" calcext:value-type="float">
            <text:p>181,4</text:p>
          </table:table-cell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Stratified</text:p>
          </table:table-cell>
          <table:table-cell table:style-name="ce4" office:value-type="float" office:value="125" calcext:value-type="float">
            <text:p>125</text:p>
          </table:table-cell>
          <table:table-cell table:style-name="ce6" office:value-type="percentage" office:value="0.0140021423231605" calcext:value-type="percentage">
            <text:p>1,40 %</text:p>
          </table:table-cell>
          <table:table-cell table:style-name="ce9" office:value-type="percentage" office:value="0.660075581421701" calcext:value-type="percentage">
            <text:p>66,01 %</text:p>
          </table:table-cell>
          <table:table-cell table:style-name="ce9" office:value-type="percentage" office:value="0.317135581494805" calcext:value-type="percentage">
            <text:p>31,71 %</text:p>
          </table:table-cell>
          <table:table-cell table:style-name="ce12" office:value-type="float" office:value="0.355747458971197" calcext:value-type="float">
            <text:p>0,4</text:p>
          </table:table-cell>
          <table:table-cell table:style-name="ce12" office:value-type="float" office:value="0.218440708281068" calcext:value-type="float">
            <text:p>0,2</text:p>
          </table:table-cell>
          <table:table-cell table:style-name="ce15" office:value-type="float" office:value="0.145660161972046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159093446737535" calcext:value-type="percentage">
            <text:p>1,59 %</text:p>
          </table:table-cell>
          <table:table-cell office:value-type="percentage" office:value="0.639874121834979" calcext:value-type="percentage">
            <text:p>63,99 %</text:p>
          </table:table-cell>
          <table:table-cell office:value-type="percentage" office:value="0.202853144265692" calcext:value-type="percentage">
            <text:p>20,29 %</text:p>
          </table:table-cell>
          <table:table-cell office:value-type="float" office:value="0.356148817467448" calcext:value-type="float">
            <text:p>0,4</text:p>
          </table:table-cell>
          <table:table-cell office:value-type="float" office:value="0.218440708281068" calcext:value-type="float">
            <text:p>0,2</text:p>
          </table:table-cell>
          <table:table-cell table:style-name="ce16" office:value-type="float" office:value="0.203625917434692" calcext:value-type="float">
            <text:p>0,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138008822112057" calcext:value-type="percentage">
            <text:p>1,38 %</text:p>
          </table:table-cell>
          <table:table-cell office:value-type="percentage" office:value="0.65204364900643" calcext:value-type="percentage">
            <text:p>65,20 %</text:p>
          </table:table-cell>
          <table:table-cell office:value-type="percentage" office:value="0.310268967347063" calcext:value-type="percentage">
            <text:p>31,03 %</text:p>
          </table:table-cell>
          <table:table-cell office:value-type="float" office:value="0.366323588800546" calcext:value-type="float">
            <text:p>0,4</text:p>
          </table:table-cell>
          <table:table-cell office:value-type="float" office:value="0.223615876430865" calcext:value-type="float">
            <text:p>0,2</text:p>
          </table:table-cell>
          <table:table-cell table:style-name="ce16" office:value-type="float" office:value="0.112810850143433" calcext:value-type="float">
            <text:p>0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155025048461279" calcext:value-type="percentage">
            <text:p>1,55 %</text:p>
          </table:table-cell>
          <table:table-cell office:value-type="percentage" office:value="0.641399634850705" calcext:value-type="percentage">
            <text:p>64,14 %</text:p>
          </table:table-cell>
          <table:table-cell office:value-type="percentage" office:value="0.185523430867994" calcext:value-type="percentage">
            <text:p>18,55 %</text:p>
          </table:table-cell>
          <table:table-cell office:value-type="float" office:value="0.36920629018109" calcext:value-type="float">
            <text:p>0,4</text:p>
          </table:table-cell>
          <table:table-cell office:value-type="float" office:value="0.223615876430865" calcext:value-type="float">
            <text:p>0,2</text:p>
          </table:table-cell>
          <table:table-cell table:style-name="ce16" office:value-type="float" office:value="0.158676624298096" calcext:value-type="float">
            <text:p>0,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110254056407606" calcext:value-type="percentage">
            <text:p>1,10 %</text:p>
          </table:table-cell>
          <table:table-cell office:value-type="percentage" office:value="0.590678159406336" calcext:value-type="percentage">
            <text:p>59,07 %</text:p>
          </table:table-cell>
          <table:table-cell office:value-type="percentage" office:value="0.326075534028314" calcext:value-type="percentage">
            <text:p>32,61 %</text:p>
          </table:table-cell>
          <table:table-cell office:value-type="float" office:value="0.383472009492741" calcext:value-type="float">
            <text:p>0,4</text:p>
          </table:table-cell>
          <table:table-cell office:value-type="float" office:value="0.182260619739579" calcext:value-type="float">
            <text:p>0,2</text:p>
          </table:table-cell>
          <table:table-cell table:style-name="ce16" office:value-type="float" office:value="15.2012121677399" calcext:value-type="float">
            <text:p>15,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127054685824859" calcext:value-type="percentage">
            <text:p>1,27 %</text:p>
          </table:table-cell>
          <table:table-cell office:value-type="percentage" office:value="0.659091388871254" calcext:value-type="percentage">
            <text:p>65,91 %</text:p>
          </table:table-cell>
          <table:table-cell office:value-type="percentage" office:value="0.240705339373855" calcext:value-type="percentage">
            <text:p>24,07 %</text:p>
          </table:table-cell>
          <table:table-cell office:value-type="float" office:value="0.37900884334247" calcext:value-type="float">
            <text:p>0,4</text:p>
          </table:table-cell>
          <table:table-cell office:value-type="float" office:value="0.182260619739579" calcext:value-type="float">
            <text:p>0,2</text:p>
          </table:table-cell>
          <table:table-cell table:style-name="ce16" office:value-type="float" office:value="14.4370195865631" calcext:value-type="float">
            <text:p>14,4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125" calcext:value-type="float">
            <text:p>125</text:p>
          </table:table-cell>
          <table:table-cell office:value-type="percentage" office:value="0.010922647468977" calcext:value-type="percentage">
            <text:p>1,09 %</text:p>
          </table:table-cell>
          <table:table-cell office:value-type="percentage" office:value="0.606764607499344" calcext:value-type="percentage">
            <text:p>60,68 %</text:p>
          </table:table-cell>
          <table:table-cell office:value-type="percentage" office:value="0.346756359162386" calcext:value-type="percentage">
            <text:p>34,68 %</text:p>
          </table:table-cell>
          <table:table-cell office:value-type="float" office:value="0.380695799062128" calcext:value-type="float">
            <text:p>0,4</text:p>
          </table:table-cell>
          <table:table-cell office:value-type="float" office:value="0.174546354550152" calcext:value-type="float">
            <text:p>0,2</text:p>
          </table:table-cell>
          <table:table-cell table:style-name="ce16" office:value-type="float" office:value="120.215307950974" calcext:value-type="float">
            <text:p>120,2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125" calcext:value-type="float">
            <text:p>125</text:p>
          </table:table-cell>
          <table:table-cell table:style-name="ce8" office:value-type="percentage" office:value="0.0159872111728723" calcext:value-type="percentage">
            <text:p>1,60 %</text:p>
          </table:table-cell>
          <table:table-cell table:style-name="ce11" office:value-type="percentage" office:value="0.739342343047674" calcext:value-type="percentage">
            <text:p>73,93 %</text:p>
          </table:table-cell>
          <table:table-cell table:style-name="ce11" office:value-type="percentage" office:value="0.50985027412884" calcext:value-type="percentage">
            <text:p>50,99 %</text:p>
          </table:table-cell>
          <table:table-cell table:style-name="ce14" office:value-type="float" office:value="0.320307220605259" calcext:value-type="float">
            <text:p>0,3</text:p>
          </table:table-cell>
          <table:table-cell table:style-name="ce14" office:value-type="float" office:value="0.127541920491494" calcext:value-type="float">
            <text:p>0,1</text:p>
          </table:table-cell>
          <table:table-cell table:style-name="ce17" office:value-type="float" office:value="181.45833158493" calcext:value-type="float">
            <text:p>181,5</text:p>
          </table:table-cell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Stratified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percentage" office:value="0.0133258481307308" calcext:value-type="percentage">
            <text:p>1,33 %</text:p>
          </table:table-cell>
          <table:table-cell table:style-name="ce9" office:value-type="percentage" office:value="0.663737657155893" calcext:value-type="percentage">
            <text:p>66,37 %</text:p>
          </table:table-cell>
          <table:table-cell table:style-name="ce9" office:value-type="percentage" office:value="0.292312660311384" calcext:value-type="percentage">
            <text:p>29,23 %</text:p>
          </table:table-cell>
          <table:table-cell table:style-name="ce12" office:value-type="float" office:value="0.306742400805488" calcext:value-type="float">
            <text:p>0,3</text:p>
          </table:table-cell>
          <table:table-cell table:style-name="ce12" office:value-type="float" office:value="0.197575295039739" calcext:value-type="float">
            <text:p>0,2</text:p>
          </table:table-cell>
          <table:table-cell table:style-name="ce15" office:value-type="float" office:value="0.472274303436279" calcext:value-type="float">
            <text:p>0,5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152256119098527" calcext:value-type="percentage">
            <text:p>1,52 %</text:p>
          </table:table-cell>
          <table:table-cell office:value-type="percentage" office:value="0.657805203520974" calcext:value-type="percentage">
            <text:p>65,78 %</text:p>
          </table:table-cell>
          <table:table-cell office:value-type="percentage" office:value="0.180195243475034" calcext:value-type="percentage">
            <text:p>18,02 %</text:p>
          </table:table-cell>
          <table:table-cell office:value-type="float" office:value="0.305414707804264" calcext:value-type="float">
            <text:p>0,3</text:p>
          </table:table-cell>
          <table:table-cell office:value-type="float" office:value="0.197575295039739" calcext:value-type="float">
            <text:p>0,2</text:p>
          </table:table-cell>
          <table:table-cell table:style-name="ce16" office:value-type="float" office:value="0.849729299545288" calcext:value-type="float">
            <text:p>0,8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13065030784194" calcext:value-type="percentage">
            <text:p>1,31 %</text:p>
          </table:table-cell>
          <table:table-cell office:value-type="percentage" office:value="0.668596250698832" calcext:value-type="percentage">
            <text:p>66,86 %</text:p>
          </table:table-cell>
          <table:table-cell office:value-type="percentage" office:value="0.28170591155261" calcext:value-type="percentage">
            <text:p>28,17 %</text:p>
          </table:table-cell>
          <table:table-cell office:value-type="float" office:value="0.314721519586397" calcext:value-type="float">
            <text:p>0,3</text:p>
          </table:table-cell>
          <table:table-cell office:value-type="float" office:value="0.200910629027197" calcext:value-type="float">
            <text:p>0,2</text:p>
          </table:table-cell>
          <table:table-cell table:style-name="ce16" office:value-type="float" office:value="0.543920993804932" calcext:value-type="float">
            <text:p>0,5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147695734423327" calcext:value-type="percentage">
            <text:p>1,48 %</text:p>
          </table:table-cell>
          <table:table-cell office:value-type="percentage" office:value="0.657838598203857" calcext:value-type="percentage">
            <text:p>65,78 %</text:p>
          </table:table-cell>
          <table:table-cell office:value-type="percentage" office:value="0.165380689789199" calcext:value-type="percentage">
            <text:p>16,54 %</text:p>
          </table:table-cell>
          <table:table-cell office:value-type="float" office:value="0.316442920995004" calcext:value-type="float">
            <text:p>0,3</text:p>
          </table:table-cell>
          <table:table-cell office:value-type="float" office:value="0.200910629027197" calcext:value-type="float">
            <text:p>0,2</text:p>
          </table:table-cell>
          <table:table-cell table:style-name="ce16" office:value-type="float" office:value="0.68264651298523" calcext:value-type="float">
            <text:p>0,7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107882530680815" calcext:value-type="percentage">
            <text:p>1,08 %</text:p>
          </table:table-cell>
          <table:table-cell office:value-type="percentage" office:value="0.57004186991979" calcext:value-type="percentage">
            <text:p>57,00 %</text:p>
          </table:table-cell>
          <table:table-cell office:value-type="percentage" office:value="0.281472356224308" calcext:value-type="percentage">
            <text:p>28,15 %</text:p>
          </table:table-cell>
          <table:table-cell office:value-type="float" office:value="0.325019367758131" calcext:value-type="float">
            <text:p>0,3</text:p>
          </table:table-cell>
          <table:table-cell office:value-type="float" office:value="0.165396080008544" calcext:value-type="float">
            <text:p>0,2</text:p>
          </table:table-cell>
          <table:table-cell table:style-name="ce16" office:value-type="float" office:value="53.7221195697784" calcext:value-type="float">
            <text:p>53,7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124561248227019" calcext:value-type="percentage">
            <text:p>1,25 %</text:p>
          </table:table-cell>
          <table:table-cell office:value-type="percentage" office:value="0.641364695797961" calcext:value-type="percentage">
            <text:p>64,14 %</text:p>
          </table:table-cell>
          <table:table-cell office:value-type="percentage" office:value="0.21672451351291" calcext:value-type="percentage">
            <text:p>21,67 %</text:p>
          </table:table-cell>
          <table:table-cell office:value-type="float" office:value="0.321466852771841" calcext:value-type="float">
            <text:p>0,3</text:p>
          </table:table-cell>
          <table:table-cell office:value-type="float" office:value="0.165396080008544" calcext:value-type="float">
            <text:p>0,2</text:p>
          </table:table-cell>
          <table:table-cell table:style-name="ce16" office:value-type="float" office:value="51.003577709198" calcext:value-type="float">
            <text:p>51,0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150" calcext:value-type="float">
            <text:p>150</text:p>
          </table:table-cell>
          <table:table-cell office:value-type="percentage" office:value="0.0107923838294046" calcext:value-type="percentage">
            <text:p>1,08 %</text:p>
          </table:table-cell>
          <table:table-cell office:value-type="percentage" office:value="0.573823118129491" calcext:value-type="percentage">
            <text:p>57,38 %</text:p>
          </table:table-cell>
          <table:table-cell office:value-type="percentage" office:value="0.281086861416228" calcext:value-type="percentage">
            <text:p>28,11 %</text:p>
          </table:table-cell>
          <table:table-cell office:value-type="float" office:value="0.325083604522365" calcext:value-type="float">
            <text:p>0,3</text:p>
          </table:table-cell>
          <table:table-cell office:value-type="float" office:value="0.165346306306431" calcext:value-type="float">
            <text:p>0,2</text:p>
          </table:table-cell>
          <table:table-cell table:style-name="ce16" office:value-type="float" office:value="23.3631799221039" calcext:value-type="float">
            <text:p>23,4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150" calcext:value-type="float">
            <text:p>150</text:p>
          </table:table-cell>
          <table:table-cell table:style-name="ce8" office:value-type="percentage" office:value="0.0148725430871785" calcext:value-type="percentage">
            <text:p>1,49 %</text:p>
          </table:table-cell>
          <table:table-cell table:style-name="ce11" office:value-type="percentage" office:value="0.772918797271554" calcext:value-type="percentage">
            <text:p>77,29 %</text:p>
          </table:table-cell>
          <table:table-cell table:style-name="ce11" office:value-type="percentage" office:value="0.484496619048062" calcext:value-type="percentage">
            <text:p>48,45 %</text:p>
          </table:table-cell>
          <table:table-cell table:style-name="ce14" office:value-type="float" office:value="0.272190303858093" calcext:value-type="float">
            <text:p>0,3</text:p>
          </table:table-cell>
          <table:table-cell table:style-name="ce14" office:value-type="float" office:value="0.118811548003529" calcext:value-type="float">
            <text:p>0,1</text:p>
          </table:table-cell>
          <table:table-cell table:style-name="ce17" office:value-type="float" office:value="181.408616065979" calcext:value-type="float">
            <text:p>181,4</text:p>
          </table:table-cell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Stratified</text:p>
          </table:table-cell>
          <table:table-cell table:style-name="ce4" office:value-type="float" office:value="175" calcext:value-type="float">
            <text:p>175</text:p>
          </table:table-cell>
          <table:table-cell table:style-name="ce6" office:value-type="percentage" office:value="0.0125145974661098" calcext:value-type="percentage">
            <text:p>1,25 %</text:p>
          </table:table-cell>
          <table:table-cell table:style-name="ce9" office:value-type="percentage" office:value="0.662970322264935" calcext:value-type="percentage">
            <text:p>66,30 %</text:p>
          </table:table-cell>
          <table:table-cell table:style-name="ce9" office:value-type="percentage" office:value="0.253806900607192" calcext:value-type="percentage">
            <text:p>25,38 %</text:p>
          </table:table-cell>
          <table:table-cell table:style-name="ce12" office:value-type="float" office:value="0.276169109140874" calcext:value-type="float">
            <text:p>0,3</text:p>
          </table:table-cell>
          <table:table-cell table:style-name="ce12" office:value-type="float" office:value="0.18123330604817" calcext:value-type="float">
            <text:p>0,2</text:p>
          </table:table-cell>
          <table:table-cell table:style-name="ce15" office:value-type="float" office:value="0.333382844924927" calcext:value-type="float">
            <text:p>0,3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175" calcext:value-type="float">
            <text:p>175</text:p>
          </table:table-cell>
          <table:table-cell office:value-type="percentage" office:value="0.0142142207472046" calcext:value-type="percentage">
            <text:p>1,42 %</text:p>
          </table:table-cell>
          <table:table-cell office:value-type="percentage" office:value="0.675331234502019" calcext:value-type="percentage">
            <text:p>67,53 %</text:p>
          </table:table-cell>
          <table:table-cell office:value-type="percentage" office:value="0.158041174641223" calcext:value-type="percentage">
            <text:p>15,80 %</text:p>
          </table:table-cell>
          <table:table-cell office:value-type="float" office:value="0.274724145794539" calcext:value-type="float">
            <text:p>0,3</text:p>
          </table:table-cell>
          <table:table-cell office:value-type="float" office:value="0.18123330604817" calcext:value-type="float">
            <text:p>0,2</text:p>
          </table:table-cell>
          <table:table-cell table:style-name="ce16" office:value-type="float" office:value="0.419857978820801" calcext:value-type="float">
            <text:p>0,4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175" calcext:value-type="float">
            <text:p>175</text:p>
          </table:table-cell>
          <table:table-cell office:value-type="percentage" office:value="0.0125044346987623" calcext:value-type="percentage">
            <text:p>1,25 %</text:p>
          </table:table-cell>
          <table:table-cell office:value-type="percentage" office:value="0.662139688479491" calcext:value-type="percentage">
            <text:p>66,21 %</text:p>
          </table:table-cell>
          <table:table-cell office:value-type="percentage" office:value="0.257504908940757" calcext:value-type="percentage">
            <text:p>25,75 %</text:p>
          </table:table-cell>
          <table:table-cell office:value-type="float" office:value="0.273305784810389" calcext:value-type="float">
            <text:p>0,3</text:p>
          </table:table-cell>
          <table:table-cell office:value-type="float" office:value="0.183257428359629" calcext:value-type="float">
            <text:p>0,2</text:p>
          </table:table-cell>
          <table:table-cell table:style-name="ce16" office:value-type="float" office:value="0.375431299209595" calcext:value-type="float">
            <text:p>0,4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175" calcext:value-type="float">
            <text:p>175</text:p>
          </table:table-cell>
          <table:table-cell office:value-type="percentage" office:value="0.0142106187061899" calcext:value-type="percentage">
            <text:p>1,42 %</text:p>
          </table:table-cell>
          <table:table-cell office:value-type="percentage" office:value="0.667465768544975" calcext:value-type="percentage">
            <text:p>66,75 %</text:p>
          </table:table-cell>
          <table:table-cell office:value-type="percentage" office:value="0.142838508121845" calcext:value-type="percentage">
            <text:p>14,28 %</text:p>
          </table:table-cell>
          <table:table-cell office:value-type="float" office:value="0.273798527355781" calcext:value-type="float">
            <text:p>0,3</text:p>
          </table:table-cell>
          <table:table-cell office:value-type="float" office:value="0.183257428359629" calcext:value-type="float">
            <text:p>0,2</text:p>
          </table:table-cell>
          <table:table-cell table:style-name="ce16" office:value-type="float" office:value="0.518354177474976" calcext:value-type="float">
            <text:p>0,5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175" calcext:value-type="float">
            <text:p>175</text:p>
          </table:table-cell>
          <table:table-cell office:value-type="percentage" office:value="0.0107341490274028" calcext:value-type="percentage">
            <text:p>1,07 %</text:p>
          </table:table-cell>
          <table:table-cell office:value-type="percentage" office:value="0.558785427099569" calcext:value-type="percentage">
            <text:p>55,88 %</text:p>
          </table:table-cell>
          <table:table-cell office:value-type="percentage" office:value="0.274774957317204" calcext:value-type="percentage">
            <text:p>27,48 %</text:p>
          </table:table-cell>
          <table:table-cell office:value-type="float" office:value="0.282017798813864" calcext:value-type="float">
            <text:p>0,3</text:p>
          </table:table-cell>
          <table:table-cell office:value-type="float" office:value="0.147718145178547" calcext:value-type="float">
            <text:p>0,1</text:p>
          </table:table-cell>
          <table:table-cell table:style-name="ce16" office:value-type="float" office:value="22.8610339164734" calcext:value-type="float">
            <text:p>22,9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175" calcext:value-type="float">
            <text:p>175</text:p>
          </table:table-cell>
          <table:table-cell office:value-type="percentage" office:value="0.0122017633355312" calcext:value-type="percentage">
            <text:p>1,22 %</text:p>
          </table:table-cell>
          <table:table-cell office:value-type="percentage" office:value="0.629669777360184" calcext:value-type="percentage">
            <text:p>62,97 %</text:p>
          </table:table-cell>
          <table:table-cell office:value-type="percentage" office:value="0.218774525000247" calcext:value-type="percentage">
            <text:p>21,88 %</text:p>
          </table:table-cell>
          <table:table-cell office:value-type="float" office:value="0.280392858867007" calcext:value-type="float">
            <text:p>0,3</text:p>
          </table:table-cell>
          <table:table-cell office:value-type="float" office:value="0.147718145178547" calcext:value-type="float">
            <text:p>0,1</text:p>
          </table:table-cell>
          <table:table-cell table:style-name="ce16" office:value-type="float" office:value="22.4795997142792" calcext:value-type="float">
            <text:p>22,5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175" calcext:value-type="float">
            <text:p>175</text:p>
          </table:table-cell>
          <table:table-cell office:value-type="percentage" office:value="0.0107907585099643" calcext:value-type="percentage">
            <text:p>1,08 %</text:p>
          </table:table-cell>
          <table:table-cell office:value-type="percentage" office:value="0.565918535795982" calcext:value-type="percentage">
            <text:p>56,59 %</text:p>
          </table:table-cell>
          <table:table-cell office:value-type="percentage" office:value="0.272807536231865" calcext:value-type="percentage">
            <text:p>27,28 %</text:p>
          </table:table-cell>
          <table:table-cell office:value-type="float" office:value="0.281690815947579" calcext:value-type="float">
            <text:p>0,3</text:p>
          </table:table-cell>
          <table:table-cell office:value-type="float" office:value="0.147434155891684" calcext:value-type="float">
            <text:p>0,1</text:p>
          </table:table-cell>
          <table:table-cell table:style-name="ce16" office:value-type="float" office:value="6.256840467453" calcext:value-type="float">
            <text:p>6,3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175" calcext:value-type="float">
            <text:p>175</text:p>
          </table:table-cell>
          <table:table-cell table:style-name="ce8" office:value-type="percentage" office:value="0.0135600231902351" calcext:value-type="percentage">
            <text:p>1,36 %</text:p>
          </table:table-cell>
          <table:table-cell table:style-name="ce11" office:value-type="percentage" office:value="0.700147354569645" calcext:value-type="percentage">
            <text:p>70,01 %</text:p>
          </table:table-cell>
          <table:table-cell table:style-name="ce11" office:value-type="percentage" office:value="0.398288090941432" calcext:value-type="percentage">
            <text:p>39,83 %</text:p>
          </table:table-cell>
          <table:table-cell table:style-name="ce14" office:value-type="float" office:value="0.254714110382396" calcext:value-type="float">
            <text:p>0,3</text:p>
          </table:table-cell>
          <table:table-cell table:style-name="ce14" office:value-type="float" office:value="0.112368041940952" calcext:value-type="float">
            <text:p>0,1</text:p>
          </table:table-cell>
          <table:table-cell table:style-name="ce17" office:value-type="float" office:value="181.912987470627" calcext:value-type="float">
            <text:p>181,9</text:p>
          </table:table-cell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Stratified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percentage" office:value="0.0123884260190763" calcext:value-type="percentage">
            <text:p>1,24 %</text:p>
          </table:table-cell>
          <table:table-cell table:style-name="ce9" office:value-type="percentage" office:value="0.663364495673903" calcext:value-type="percentage">
            <text:p>66,34 %</text:p>
          </table:table-cell>
          <table:table-cell table:style-name="ce9" office:value-type="percentage" office:value="0.236620039072823" calcext:value-type="percentage">
            <text:p>23,66 %</text:p>
          </table:table-cell>
          <table:table-cell table:style-name="ce12" office:value-type="float" office:value="0.243334110730504" calcext:value-type="float">
            <text:p>0,2</text:p>
          </table:table-cell>
          <table:table-cell table:style-name="ce12" office:value-type="float" office:value="0.166872300138194" calcext:value-type="float">
            <text:p>0,2</text:p>
          </table:table-cell>
          <table:table-cell table:style-name="ce15" office:value-type="float" office:value="1.01370906829834" calcext:value-type="float">
            <text:p>1,0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Stratified_secto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140236960310522" calcext:value-type="percentage">
            <text:p>1,40 %</text:p>
          </table:table-cell>
          <table:table-cell office:value-type="percentage" office:value="0.678252240510574" calcext:value-type="percentage">
            <text:p>67,83 %</text:p>
          </table:table-cell>
          <table:table-cell office:value-type="percentage" office:value="0.138355803064683" calcext:value-type="percentage">
            <text:p>13,84 %</text:p>
          </table:table-cell>
          <table:table-cell office:value-type="float" office:value="0.242150939042546" calcext:value-type="float">
            <text:p>0,2</text:p>
          </table:table-cell>
          <table:table-cell office:value-type="float" office:value="0.166872300138194" calcext:value-type="float">
            <text:p>0,2</text:p>
          </table:table-cell>
          <table:table-cell table:style-name="ce16" office:value-type="float" office:value="1.80858707427979" calcext:value-type="float">
            <text:p>1,8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12175459820674" calcext:value-type="percentage">
            <text:p>1,22 %</text:p>
          </table:table-cell>
          <table:table-cell office:value-type="percentage" office:value="0.66027494322901" calcext:value-type="percentage">
            <text:p>66,03 %</text:p>
          </table:table-cell>
          <table:table-cell office:value-type="percentage" office:value="0.227080656039524" calcext:value-type="percentage">
            <text:p>22,71 %</text:p>
          </table:table-cell>
          <table:table-cell office:value-type="float" office:value="0.240563770484449" calcext:value-type="float">
            <text:p>0,2</text:p>
          </table:table-cell>
          <table:table-cell office:value-type="float" office:value="0.168507114397619" calcext:value-type="float">
            <text:p>0,2</text:p>
          </table:table-cell>
          <table:table-cell table:style-name="ce16" office:value-type="float" office:value="1.14512872695923" calcext:value-type="float">
            <text:p>1,1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arketCap_secto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137977895830435" calcext:value-type="percentage">
            <text:p>1,38 %</text:p>
          </table:table-cell>
          <table:table-cell office:value-type="percentage" office:value="0.686957315163913" calcext:value-type="percentage">
            <text:p>68,70 %</text:p>
          </table:table-cell>
          <table:table-cell office:value-type="percentage" office:value="0.120717624793524" calcext:value-type="percentage">
            <text:p>12,07 %</text:p>
          </table:table-cell>
          <table:table-cell office:value-type="float" office:value="0.239477124404443" calcext:value-type="float">
            <text:p>0,2</text:p>
          </table:table-cell>
          <table:table-cell office:value-type="float" office:value="0.168507114397619" calcext:value-type="float">
            <text:p>0,2</text:p>
          </table:table-cell>
          <table:table-cell table:style-name="ce16" office:value-type="float" office:value="1.4496443271637" calcext:value-type="float">
            <text:p>1,4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107288002849994" calcext:value-type="percentage">
            <text:p>1,07 %</text:p>
          </table:table-cell>
          <table:table-cell office:value-type="percentage" office:value="0.566740259161387" calcext:value-type="percentage">
            <text:p>56,67 %</text:p>
          </table:table-cell>
          <table:table-cell office:value-type="percentage" office:value="0.251246986339548" calcext:value-type="percentage">
            <text:p>25,12 %</text:p>
          </table:table-cell>
          <table:table-cell office:value-type="float" office:value="0.247501048231328" calcext:value-type="float">
            <text:p>0,2</text:p>
          </table:table-cell>
          <table:table-cell office:value-type="float" office:value="0.138235082864889" calcext:value-type="float">
            <text:p>0,1</text:p>
          </table:table-cell>
          <table:table-cell table:style-name="ce16" office:value-type="float" office:value="57.1886689662933" calcext:value-type="float">
            <text:p>57,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LASSO_secto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120710373184457" calcext:value-type="percentage">
            <text:p>1,21 %</text:p>
          </table:table-cell>
          <table:table-cell office:value-type="percentage" office:value="0.629790138208268" calcext:value-type="percentage">
            <text:p>62,98 %</text:p>
          </table:table-cell>
          <table:table-cell office:value-type="percentage" office:value="0.204965631461027" calcext:value-type="percentage">
            <text:p>20,50 %</text:p>
          </table:table-cell>
          <table:table-cell office:value-type="float" office:value="0.246787770215918" calcext:value-type="float">
            <text:p>0,2</text:p>
          </table:table-cell>
          <table:table-cell office:value-type="float" office:value="0.138235082864889" calcext:value-type="float">
            <text:p>0,1</text:p>
          </table:table-cell>
          <table:table-cell table:style-name="ce16" office:value-type="float" office:value="57.4267647266388" calcext:value-type="float">
            <text:p>57,4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MIQP_Gurob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107455334722213" calcext:value-type="percentage">
            <text:p>1,07 %</text:p>
          </table:table-cell>
          <table:table-cell office:value-type="percentage" office:value="0.570737411585856" calcext:value-type="percentage">
            <text:p>57,07 %</text:p>
          </table:table-cell>
          <table:table-cell office:value-type="percentage" office:value="0.253918632181064" calcext:value-type="percentage">
            <text:p>25,39 %</text:p>
          </table:table-cell>
          <table:table-cell office:value-type="float" office:value="0.247173284157091" calcext:value-type="float">
            <text:p>0,2</text:p>
          </table:table-cell>
          <table:table-cell office:value-type="float" office:value="0.137509351997664" calcext:value-type="float">
            <text:p>0,1</text:p>
          </table:table-cell>
          <table:table-cell table:style-name="ce16" office:value-type="float" office:value="2.97283387184143" calcext:value-type="float">
            <text:p>3,0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Layered</text:p>
          </table:table-cell>
          <table:table-cell table:style-name="ce5" office:value-type="float" office:value="200" calcext:value-type="float">
            <text:p>200</text:p>
          </table:table-cell>
          <table:table-cell table:style-name="ce8" office:value-type="percentage" office:value="0.0132292484433301" calcext:value-type="percentage">
            <text:p>1,32 %</text:p>
          </table:table-cell>
          <table:table-cell table:style-name="ce11" office:value-type="percentage" office:value="0.731600425972899" calcext:value-type="percentage">
            <text:p>73,16 %</text:p>
          </table:table-cell>
          <table:table-cell table:style-name="ce11" office:value-type="percentage" office:value="0.425141132352983" calcext:value-type="percentage">
            <text:p>42,51 %</text:p>
          </table:table-cell>
          <table:table-cell table:style-name="ce14" office:value-type="float" office:value="0.216255717470856" calcext:value-type="float">
            <text:p>0,2</text:p>
          </table:table-cell>
          <table:table-cell table:style-name="ce14" office:value-type="float" office:value="0.102739762743859" calcext:value-type="float">
            <text:p>0,1</text:p>
          </table:table-cell>
          <table:table-cell table:style-name="ce17" office:value-type="float" office:value="181.631401538849" calcext:value-type="float">
            <text:p>181,6</text:p>
          </table:table-cell>
          <table:table-cell table:style-name="Default" table:number-columns-repeated="16376"/>
        </table:table-row>
        <table:table-row table:style-name="ro1" table:number-rows-repeated="1048518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3faf46"/>
              <calcext:color-scale-entry calcext:value="50" calcext:type="percentile" calcext:color="#afd095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0T10:10:39</meta:creation-date>
    <dc:date>2026-03-10T17:51:29.589750800</dc:date>
    <meta:generator>LibreOffice/26.2.0.3$Windows_X86_64 LibreOffice_project/620$Build-3</meta:generator>
    <meta:editing-duration>PT6H27M55S</meta:editing-duration>
    <meta:editing-cycles>1</meta:editing-cycles>
    <meta:document-statistic meta:table-count="1" meta:cell-count="456" meta:object-count="0"/>
    <meta:user-defined meta:name="AppVersion">3.1</meta:user-defined>
  </office:meta>
</office:document-meta>
</file>